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369cm" fo:break-before="auto" style:use-optimal-row-height="true"/>
    </style:style>
    <style:style style:name="ro12" style:family="table-row">
      <style:table-row-properties style:row-height="2.106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name-complex="Mangal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69">
            <text:p>0709 <text:s/>105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69">
            <text:p>0709 <text:s/>105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2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4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5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77">
            <text:p>0709 <text:s/>10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">
            <text:p>0709 <text:s/>105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0:58:15.81">
            <text:p>0709 <text:s/>105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9T10:58:15.81">
            <text:p>2021/7/9 10:5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0:58:15.81">
            <text:p>0709 <text:s/>1058</text:p>
          </table:table-cell>
          <table:table-cell table:style-name="ce7" table:formula="of:=NOW()" office:value-type="date" office:date-value="2021-07-09T10:58:15.81">
            <text:p>0709 <text:s/>105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9T10:58:15.81">
            <text:p>0709 <text:s/>105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/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/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ឈ្មោះ។ / ឈ្មោះ​របស់​អ្នក។</text:p>
          </table:table-cell>
          <table:table-cell table:style-name="ce20" office:value-type="string">
            <text:p>ch6-moo3[name / ro6_b-wan3-ne_k6[yours</text:p>
          </table:table-cell>
          <table:table-cell table:style-name="ce20" office:value-type="string">
            <text:p>name. / your nam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/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វា​ក្តៅ។ / វា​ត្រជាក់។</text:p>
          </table:table-cell>
          <table:table-cell table:style-name="ce20" office:value-type="string">
            <text:p>vee3-k6tau3[it-is-hot / vee3-tra6_p-che6_k</text:p>
          </table:table-cell>
          <table:table-cell table:style-name="ce20" office:value-type="string">
            <text:p>it is hot. / it is col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">
            <text:p>4</text:p>
          </table:table-cell>
          <table:table-cell table:style-name="ce3"/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វា​ត្រជាក់។​　/　វាត្រជាក់ណាស់។</text:p>
          </table:table-cell>
          <table:table-cell table:style-name="ce21" office:value-type="string">
            <text:p>/ vee3-tra6_p-che6_k na1_k[very</text:p>
          </table:table-cell>
          <table:table-cell table:style-name="ce20" office:value-type="string">
            <text:p>it is cold.</text:p>
            <text:p>it is very col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">
            <text:p>5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">
            <text:p>6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">
            <text:p>7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1.57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office:value-type="string">
            <text:p>aa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/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5.91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">
            <text:p>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5.91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5.91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">
            <text:p>1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">
            <text:p>1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">
            <text:p>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">
            <text:p>1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0:58:13.04">
            <text:p>0709 <text:s/>105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9T10:58:15.91">
            <text:p>0709 <text:s/>1058</text:p>
          </table:table-cell>
          <table:table-cell table:style-name="ce7" table:formula="of:=NOW()" office:value-type="date" office:date-value="2021-07-09T10:58:15.91">
            <text:p>0709 <text:s/>105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9T10:58:15.91">
            <text:p>0709 <text:s/>105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10:58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9T10:58:15.38</dc:date>
    <dc:creator>iwabuchi ken</dc:creator>
    <meta:editing-duration>P4DT9H40M1S</meta:editing-duration>
    <meta:editing-cycles>649</meta:editing-cycles>
    <meta:generator>OpenOffice/4.1.3$Win32 OpenOffice.org_project/413m1$Build-9783</meta:generator>
    <meta:document-statistic meta:table-count="2" meta:cell-count="549" meta:object-count="0"/>
  </office:meta>
</office:document-meta>
</file>